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2091da" officeooo:paragraph-rsid="002091da" style:font-weight-asian="bold" style:font-weight-complex="bold"/>
    </style:style>
    <style:style style:name="P2" style:family="paragraph" style:parent-style-name="Standard">
      <style:text-properties fo:font-weight="normal" officeooo:rsid="00239c26" officeooo:paragraph-rsid="00239c26" style:font-weight-asian="normal" style:font-weight-complex="normal"/>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officeooo:rsid="002091da" officeooo:paragraph-rsid="002091da"/>
    </style:style>
    <style:style style:name="P5" style:family="paragraph" style:parent-style-name="Standard">
      <style:text-properties officeooo:paragraph-rsid="0044848e"/>
    </style:style>
    <style:style style:name="P6" style:family="paragraph" style:parent-style-name="Standard">
      <style:text-properties officeooo:rsid="00239c26" officeooo:paragraph-rsid="00239c26"/>
    </style:style>
    <style:style style:name="P7" style:family="paragraph" style:parent-style-name="Standard">
      <style:text-properties officeooo:paragraph-rsid="002d32ad"/>
    </style:style>
    <style:style style:name="P8" style:family="paragraph" style:parent-style-name="Standard">
      <style:text-properties fo:font-style="italic" officeooo:rsid="002d32ad" officeooo:paragraph-rsid="002d32ad" style:font-style-asian="italic" style:font-style-complex="italic"/>
    </style:style>
    <style:style style:name="P9" style:family="paragraph" style:parent-style-name="Standard">
      <style:text-properties fo:font-style="normal" officeooo:rsid="002d32ad" officeooo:paragraph-rsid="002d32ad" style:font-style-asian="normal" style:font-style-complex="normal"/>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officeooo:rsid="00282116" officeooo:paragraph-rsid="00549822"/>
    </style:style>
    <style:style style:name="P12" style:family="paragraph" style:parent-style-name="Standard">
      <style:text-properties fo:font-style="italic" officeooo:rsid="004f5131" officeooo:paragraph-rsid="00549822" style:font-style-asian="italic" style:font-style-complex="italic"/>
    </style:style>
    <style:style style:name="P13" style:family="paragraph" style:parent-style-name="Standard">
      <style:text-properties fo:font-style="normal" officeooo:rsid="002d311e" officeooo:paragraph-rsid="00549822" style:font-style-asian="normal" style:font-style-complex="normal"/>
    </style:style>
    <style:style style:name="P14" style:family="paragraph" style:parent-style-name="Standard">
      <style:text-properties fo:font-style="normal" officeooo:rsid="004383a9" officeooo:paragraph-rsid="00549822" style:font-style-asian="normal" style:font-style-complex="normal"/>
    </style:style>
    <style:style style:name="P15" style:family="paragraph" style:parent-style-name="Standard">
      <style:text-properties fo:font-style="italic" officeooo:rsid="0032c887" officeooo:paragraph-rsid="0032c887" style:font-style-asian="italic" style:font-style-complex="italic"/>
    </style:style>
    <style:style style:name="P16" style:family="paragraph" style:parent-style-name="Standard">
      <style:text-properties fo:font-style="normal" officeooo:rsid="0032c887" officeooo:paragraph-rsid="0032c887" style:font-style-asian="normal" style:font-style-complex="normal"/>
    </style:style>
    <style:style style:name="P17" style:family="paragraph" style:parent-style-name="Standard">
      <style:text-properties fo:font-style="italic" officeooo:rsid="002961f3" officeooo:paragraph-rsid="002d311e" style:font-style-asian="italic" style:font-style-complex="italic"/>
    </style:style>
    <style:style style:name="P18" style:family="paragraph" style:parent-style-name="Standard">
      <style:text-properties fo:font-style="normal" officeooo:rsid="002961f3" officeooo:paragraph-rsid="002d311e" style:font-style-asian="normal" style:font-style-complex="normal"/>
    </style:style>
    <style:style style:name="P19" style:family="paragraph" style:parent-style-name="Standard">
      <style:text-properties fo:font-style="italic" officeooo:rsid="003a9885" officeooo:paragraph-rsid="003a9885" style:font-style-asian="italic" style:font-style-complex="italic"/>
    </style:style>
    <style:style style:name="P20" style:family="paragraph" style:parent-style-name="Standard">
      <style:text-properties fo:font-style="normal" officeooo:rsid="003a9885" officeooo:paragraph-rsid="003a9885" style:font-style-asian="normal" style:font-style-complex="normal"/>
    </style:style>
    <style:style style:name="P21" style:family="paragraph" style:parent-style-name="Standard">
      <style:text-properties fo:font-style="italic" officeooo:rsid="002a86cc" officeooo:paragraph-rsid="002d311e" style:font-style-asian="italic" style:font-style-complex="italic"/>
    </style:style>
    <style:style style:name="P22" style:family="paragraph" style:parent-style-name="Standard">
      <style:text-properties fo:font-style="normal" officeooo:rsid="002a86cc" officeooo:paragraph-rsid="002d311e" style:font-style-asian="normal" style:font-style-complex="normal"/>
    </style:style>
    <style:style style:name="P23" style:family="paragraph" style:parent-style-name="Standard">
      <style:text-properties officeooo:rsid="00239c26"/>
    </style:style>
    <style:style style:name="P24" style:family="paragraph" style:parent-style-name="Standard">
      <style:text-properties fo:font-style="italic" officeooo:rsid="002a86cc" officeooo:paragraph-rsid="002a86cc" style:font-style-asian="italic" style:font-style-complex="italic"/>
    </style:style>
    <style:style style:name="P25" style:family="paragraph" style:parent-style-name="Standard">
      <style:text-properties fo:font-style="normal" officeooo:rsid="002a86cc" officeooo:paragraph-rsid="002a86cc" style:font-style-asian="normal" style:font-style-complex="normal"/>
    </style:style>
    <style:style style:name="P26" style:family="paragraph" style:parent-style-name="Standard">
      <style:text-properties fo:font-style="normal" officeooo:rsid="002a86cc" style:font-style-asian="normal" style:font-style-complex="normal"/>
    </style:style>
    <style:style style:name="P27" style:family="paragraph" style:parent-style-name="Standard">
      <style:text-properties fo:font-style="italic" officeooo:rsid="0054571b" officeooo:paragraph-rsid="00549822" style:font-style-asian="italic" style:font-style-complex="italic"/>
    </style:style>
    <style:style style:name="P28" style:family="paragraph" style:parent-style-name="Standard">
      <style:text-properties officeooo:rsid="00239c26" officeooo:paragraph-rsid="00549822"/>
    </style:style>
    <style:style style:name="P29" style:family="paragraph" style:parent-style-name="Standard">
      <style:text-properties fo:font-style="normal" officeooo:rsid="00389c14" officeooo:paragraph-rsid="00389c14" style:font-style-asian="normal" style:font-style-complex="normal"/>
    </style:style>
    <style:style style:name="P30" style:family="paragraph" style:parent-style-name="Standard">
      <style:text-properties fo:font-style="italic" officeooo:rsid="003c6375" officeooo:paragraph-rsid="003c6375" style:font-style-asian="italic" style:font-style-complex="italic"/>
    </style:style>
    <style:style style:name="P31" style:family="paragraph" style:parent-style-name="Standard">
      <style:text-properties officeooo:paragraph-rsid="003c6375"/>
    </style:style>
    <style:style style:name="P32" style:family="paragraph" style:parent-style-name="Standard">
      <style:text-properties officeooo:rsid="002961f3" officeooo:paragraph-rsid="003c6375"/>
    </style:style>
    <style:style style:name="P33" style:family="paragraph" style:parent-style-name="Standard">
      <style:text-properties fo:font-style="italic" officeooo:rsid="002961f3" officeooo:paragraph-rsid="002961f3" style:font-style-asian="italic" style:font-style-complex="italic"/>
    </style:style>
    <style:style style:name="P34" style:family="paragraph" style:parent-style-name="Standard">
      <style:text-properties fo:font-style="normal" officeooo:rsid="002961f3" officeooo:paragraph-rsid="002961f3" style:font-style-asian="normal" style:font-style-complex="normal"/>
    </style:style>
    <style:style style:name="P35" style:family="paragraph" style:parent-style-name="Standard">
      <style:text-properties fo:font-style="italic" officeooo:rsid="00239c26" officeooo:paragraph-rsid="00282116" style:font-style-asian="italic" style:font-style-complex="italic"/>
    </style:style>
    <style:style style:name="P36" style:family="paragraph" style:parent-style-name="Standard">
      <style:text-properties officeooo:rsid="00239c26" officeooo:paragraph-rsid="00282116"/>
    </style:style>
    <style:style style:name="P37" style:family="paragraph" style:parent-style-name="Standard">
      <style:text-properties fo:font-style="italic" fo:font-weight="bold" officeooo:rsid="002ff78f" officeooo:paragraph-rsid="0036bffb" style:font-style-asian="italic" style:font-weight-asian="bold" style:font-style-complex="italic" style:font-weight-complex="bold"/>
    </style:style>
    <style:style style:name="P38" style:family="paragraph" style:parent-style-name="Standard">
      <style:text-properties fo:font-style="italic" officeooo:rsid="0044848e" officeooo:paragraph-rsid="0044848e" style:font-style-asian="italic" style:font-style-complex="italic"/>
    </style:style>
    <style:style style:name="P39" style:family="paragraph" style:parent-style-name="Standard">
      <style:text-properties fo:font-style="normal" officeooo:rsid="0044848e" officeooo:paragraph-rsid="0044848e" style:font-style-asian="normal" style:font-style-complex="normal"/>
    </style:style>
    <style:style style:name="P40" style:family="paragraph" style:parent-style-name="Standard">
      <style:text-properties fo:font-style="italic" officeooo:rsid="0052eadf" officeooo:paragraph-rsid="0052eadf" style:font-style-asian="italic" style:font-style-complex="italic"/>
    </style:style>
    <style:style style:name="P41" style:family="paragraph" style:parent-style-name="Standard">
      <style:text-properties fo:font-style="italic" officeooo:rsid="004c3bc1" officeooo:paragraph-rsid="004c3bc1" style:font-style-asian="italic" style:font-style-complex="italic"/>
    </style:style>
    <style:style style:name="P42" style:family="paragraph" style:parent-style-name="Standard">
      <style:text-properties fo:font-style="normal" officeooo:rsid="004c3bc1" officeooo:paragraph-rsid="004c3bc1" style:font-style-asian="normal" style:font-style-complex="normal"/>
    </style:style>
    <style:style style:name="P43" style:family="paragraph" style:parent-style-name="Standard">
      <style:text-properties fo:font-style="normal" fo:font-weight="bold" officeooo:rsid="0052eadf" officeooo:paragraph-rsid="0052eadf" style:font-style-asian="normal" style:font-weight-asian="bold" style:font-style-complex="normal" style:font-weight-complex="bold"/>
    </style:style>
    <style:style style:name="P44" style:family="paragraph" style:parent-style-name="Standard">
      <style:text-properties fo:font-style="italic" fo:font-weight="normal" officeooo:rsid="0052eadf" officeooo:paragraph-rsid="0052eadf" style:font-style-asian="italic" style:font-weight-asian="normal" style:font-style-complex="italic" style:font-weight-complex="normal"/>
    </style:style>
    <style:style style:name="P45" style:family="paragraph" style:parent-style-name="Standard">
      <style:text-properties fo:font-style="normal" fo:font-weight="normal" officeooo:rsid="0052eadf" officeooo:paragraph-rsid="0052eadf" style:font-style-asian="normal" style:font-weight-asian="normal" style:font-style-complex="normal" style:font-weight-complex="normal"/>
    </style:style>
    <style:style style:name="P46" style:family="paragraph" style:parent-style-name="Standard">
      <style:text-properties fo:font-style="normal" officeooo:rsid="0052eadf" officeooo:paragraph-rsid="0052eadf" style:font-style-asian="normal" style:font-style-complex="normal"/>
    </style:style>
    <style:style style:name="P47" style:family="paragraph" style:parent-style-name="Standard">
      <style:text-properties fo:font-style="italic" fo:font-weight="bold" officeooo:rsid="00239c26" officeooo:paragraph-rsid="00239c26" style:font-style-asian="italic" style:font-weight-asian="bold" style:font-style-complex="italic" style:font-weight-complex="bold"/>
    </style:style>
    <style:style style:name="P48" style:family="paragraph" style:parent-style-name="Standard">
      <style:text-properties fo:font-style="normal" officeooo:rsid="00282116" officeooo:paragraph-rsid="00282116" style:font-style-asian="normal" style:font-style-complex="normal"/>
    </style:style>
    <style:style style:name="P49" style:family="paragraph" style:parent-style-name="Standard">
      <style:text-properties fo:font-style="normal" officeooo:rsid="00380b3f" officeooo:paragraph-rsid="00282116" style:font-style-asian="normal" style:font-style-complex="normal"/>
    </style:style>
    <style:style style:name="P50" style:family="paragraph" style:parent-style-name="Standard">
      <style:text-properties fo:font-style="italic" officeooo:rsid="0045d4bb" officeooo:paragraph-rsid="0045d4bb" style:font-style-asian="italic" style:font-style-complex="italic"/>
    </style:style>
    <style:style style:name="P51" style:family="paragraph" style:parent-style-name="Standard">
      <style:text-properties fo:font-style="normal" officeooo:rsid="00464345" officeooo:paragraph-rsid="00464345" style:font-style-asian="normal" style:font-style-complex="normal"/>
    </style:style>
    <style:style style:name="P52" style:family="paragraph" style:parent-style-name="Standard">
      <style:text-properties fo:font-style="italic" officeooo:rsid="004383a9" officeooo:paragraph-rsid="004383a9" style:font-style-asian="italic" style:font-style-complex="italic"/>
    </style:style>
    <style:style style:name="P53" style:family="paragraph" style:parent-style-name="Standard">
      <style:text-properties fo:font-style="normal" officeooo:rsid="004383a9" officeooo:paragraph-rsid="004383a9" style:font-style-asian="normal" style:font-style-complex="normal"/>
    </style:style>
    <style:style style:name="P54" style:family="paragraph" style:parent-style-name="Standard">
      <style:text-properties fo:font-style="italic" officeooo:rsid="00464345" officeooo:paragraph-rsid="00464345" style:font-style-asian="italic" style:font-style-complex="italic"/>
    </style:style>
    <style:style style:name="P55" style:family="paragraph" style:parent-style-name="Standard">
      <style:text-properties fo:font-style="italic" officeooo:rsid="0048982c" officeooo:paragraph-rsid="0048982c" style:font-style-asian="italic" style:font-style-complex="italic"/>
    </style:style>
    <style:style style:name="P56" style:family="paragraph" style:parent-style-name="Standard">
      <style:text-properties fo:font-style="normal" officeooo:rsid="0048982c" officeooo:paragraph-rsid="0048982c" style:font-style-asian="normal" style:font-style-complex="normal"/>
    </style:style>
    <style:style style:name="P57" style:family="paragraph" style:parent-style-name="Standard">
      <style:text-properties fo:font-style="italic" officeooo:rsid="0045c301" officeooo:paragraph-rsid="0045c301" style:font-style-asian="italic" style:font-style-complex="italic"/>
    </style:style>
    <style:style style:name="P58" style:family="paragraph" style:parent-style-name="Standard">
      <style:text-properties fo:font-style="normal" officeooo:rsid="0045c301" officeooo:paragraph-rsid="0045c301" style:font-style-asian="normal" style:font-style-complex="normal"/>
    </style:style>
    <style:style style:name="P59" style:family="paragraph" style:parent-style-name="Standard">
      <style:text-properties fo:font-style="italic" officeooo:rsid="00282116" officeooo:paragraph-rsid="0044848e" style:font-style-asian="italic" style:font-style-complex="italic"/>
    </style:style>
    <style:style style:name="P60" style:family="paragraph" style:parent-style-name="Standard">
      <style:text-properties fo:font-style="italic" officeooo:rsid="00282116" officeooo:paragraph-rsid="00282116" style:font-style-asian="italic" style:font-style-complex="italic"/>
    </style:style>
    <style:style style:name="P61" style:family="paragraph" style:parent-style-name="Standard">
      <style:text-properties officeooo:rsid="00282116" officeooo:paragraph-rsid="004720a3"/>
    </style:style>
    <style:style style:name="P62" style:family="paragraph" style:parent-style-name="Standard">
      <style:text-properties officeooo:rsid="00464345" officeooo:paragraph-rsid="004720a3"/>
    </style:style>
    <style:style style:name="P63" style:family="paragraph" style:parent-style-name="Standard">
      <style:text-properties officeooo:rsid="002961f3" officeooo:paragraph-rsid="002961f3"/>
    </style:style>
    <style:style style:name="P64" style:family="paragraph" style:parent-style-name="Standard">
      <style:text-properties officeooo:rsid="0044848e" officeooo:paragraph-rsid="0044848e"/>
    </style:style>
    <style:style style:name="P65" style:family="paragraph" style:parent-style-name="Standard">
      <style:text-properties fo:font-style="normal" officeooo:rsid="002d311e" officeooo:paragraph-rsid="002d311e" style:font-style-asian="normal" style:font-style-complex="normal"/>
    </style:style>
    <style:style style:name="P66" style:family="paragraph" style:parent-style-name="Standard">
      <style:text-properties fo:font-style="italic" officeooo:rsid="00380b3f" officeooo:paragraph-rsid="00380b3f" style:font-style-asian="italic" style:font-style-complex="italic"/>
    </style:style>
    <style:style style:name="P67" style:family="paragraph" style:parent-style-name="Standard">
      <style:text-properties fo:font-style="normal" officeooo:rsid="00380b3f" officeooo:paragraph-rsid="00380b3f" style:font-style-asian="normal" style:font-style-complex="normal"/>
    </style:style>
    <style:style style:name="P68" style:family="paragraph" style:parent-style-name="Standard">
      <style:text-properties fo:font-style="normal" fo:font-weight="bold" officeooo:rsid="0048982c" officeooo:paragraph-rsid="0048982c" style:font-style-asian="normal" style:font-weight-asian="bold" style:font-style-complex="normal" style:font-weight-complex="bold"/>
    </style:style>
    <style:style style:name="P69" style:family="paragraph" style:parent-style-name="Standard">
      <style:text-properties fo:font-style="normal" fo:font-weight="normal" officeooo:rsid="0048982c" officeooo:paragraph-rsid="0048982c" style:font-style-asian="normal" style:font-weight-asian="normal" style:font-style-complex="normal" style:font-weight-complex="normal"/>
    </style:style>
    <style:style style:name="P70" style:family="paragraph" style:parent-style-name="Standard">
      <style:text-properties officeooo:rsid="00239c26" officeooo:paragraph-rsid="003580f3"/>
    </style:style>
    <style:style style:name="P71" style:family="paragraph" style:parent-style-name="Standard">
      <style:text-properties fo:font-weight="normal" officeooo:rsid="003a9885" officeooo:paragraph-rsid="003a9885" style:font-weight-asian="normal" style:font-weight-complex="normal"/>
    </style:style>
    <style:style style:name="P72" style:family="paragraph" style:parent-style-name="Standard">
      <style:text-properties fo:font-style="italic" fo:font-weight="bold" officeooo:rsid="0031f38b" officeooo:paragraph-rsid="00380b3f" style:font-style-asian="italic" style:font-weight-asian="bold" style:font-style-complex="italic" style:font-weight-complex="bold"/>
    </style:style>
    <style:style style:name="P73" style:family="paragraph" style:parent-style-name="Standard">
      <style:text-properties fo:font-style="italic" fo:font-weight="bold" officeooo:rsid="0032c887" officeooo:paragraph-rsid="00380b3f" style:font-style-asian="italic" style:font-weight-asian="bold" style:font-style-complex="italic" style:font-weight-complex="bold"/>
    </style:style>
    <style:style style:name="P74" style:family="paragraph" style:parent-style-name="Standard">
      <style:text-properties fo:font-style="italic" fo:font-weight="bold" officeooo:rsid="00355f52" officeooo:paragraph-rsid="00380b3f" style:font-style-asian="italic" style:font-weight-asian="bold" style:font-style-complex="italic" style:font-weight-complex="bold"/>
    </style:style>
    <style:style style:name="P75" style:family="paragraph" style:parent-style-name="Standard">
      <style:text-properties fo:font-style="normal" fo:font-weight="normal" officeooo:rsid="0033e18c" officeooo:paragraph-rsid="00380b3f" style:font-style-asian="normal" style:font-weight-asian="normal" style:font-style-complex="normal" style:font-weight-complex="normal"/>
    </style:style>
    <style:style style:name="P76" style:family="paragraph" style:parent-style-name="Standard">
      <style:text-properties fo:font-style="normal" fo:font-weight="normal" officeooo:rsid="00355f52" officeooo:paragraph-rsid="00380b3f" style:font-style-asian="normal" style:font-weight-asian="normal" style:font-style-complex="normal" style:font-weight-complex="normal"/>
    </style:style>
    <style:style style:name="P77" style:family="paragraph" style:parent-style-name="Standard">
      <style:text-properties fo:font-style="italic" fo:font-weight="normal" officeooo:rsid="002ff78f" officeooo:paragraph-rsid="002ff78f" style:font-style-asian="italic" style:font-weight-asian="normal" style:font-style-complex="italic" style:font-weight-complex="normal"/>
    </style:style>
    <style:style style:name="P78" style:family="paragraph" style:parent-style-name="Standard">
      <style:text-properties fo:font-style="italic" fo:font-weight="bold" officeooo:rsid="002ff78f" officeooo:paragraph-rsid="002ff78f" style:font-style-asian="italic" style:font-weight-asian="bold" style:font-style-complex="italic" style:font-weight-complex="bold"/>
    </style:style>
    <style:style style:name="P79" style:family="paragraph" style:parent-style-name="Standard">
      <style:text-properties fo:font-style="italic" fo:font-weight="bold" officeooo:rsid="0031f38b" officeooo:paragraph-rsid="0031f38b" style:font-style-asian="italic" style:font-weight-asian="bold" style:font-style-complex="italic" style:font-weight-complex="bold"/>
    </style:style>
    <style:style style:name="P80" style:family="paragraph" style:parent-style-name="Standard">
      <style:text-properties fo:font-style="italic" fo:font-weight="bold" officeooo:rsid="003a9885" officeooo:paragraph-rsid="003a9885" style:font-style-asian="italic" style:font-weight-asian="bold" style:font-style-complex="italic" style:font-weight-complex="bold"/>
    </style:style>
    <style:style style:name="P81" style:family="paragraph" style:parent-style-name="Standard">
      <style:text-properties fo:font-weight="bold" officeooo:rsid="00239c26" officeooo:paragraph-rsid="00239c26" style:font-weight-asian="bold" style:font-weight-complex="bold"/>
    </style:style>
    <style:style style:name="P82" style:family="paragraph" style:parent-style-name="Standard">
      <style:text-properties fo:font-style="italic" fo:font-weight="normal" officeooo:rsid="004e1b62" officeooo:paragraph-rsid="004e1b62" style:font-style-asian="italic" style:font-weight-asian="normal" style:font-style-complex="italic" style:font-weight-complex="normal"/>
    </style:style>
    <style:style style:name="P83" style:family="paragraph" style:parent-style-name="Standard">
      <style:text-properties fo:font-style="italic" fo:font-weight="normal" officeooo:rsid="00380b3f" officeooo:paragraph-rsid="00380b3f" style:font-style-asian="italic" style:font-weight-asian="normal" style:font-style-complex="italic" style:font-weight-complex="normal"/>
    </style:style>
    <style:style style:name="P84" style:family="paragraph" style:parent-style-name="Standard">
      <style:text-properties fo:font-style="normal" fo:font-weight="normal" officeooo:rsid="00380b3f" officeooo:paragraph-rsid="00380b3f" style:font-style-asian="normal" style:font-weight-asian="normal" style:font-style-complex="normal" style:font-weight-complex="normal"/>
    </style:style>
    <style:style style:name="P85" style:family="paragraph" style:parent-style-name="Standard">
      <style:text-properties fo:font-style="italic" fo:font-weight="normal" officeooo:rsid="002d32ad" officeooo:paragraph-rsid="002d32ad" style:font-style-asian="italic" style:font-weight-asian="normal" style:font-style-complex="italic" style:font-weight-complex="normal"/>
    </style:style>
    <style:style style:name="P86" style:family="paragraph" style:parent-style-name="Standard">
      <style:text-properties fo:font-weight="normal" officeooo:rsid="002d32ad" officeooo:paragraph-rsid="002d32ad" style:font-weight-asian="normal" style:font-weight-complex="normal"/>
    </style:style>
    <style:style style:name="P87" style:family="paragraph" style:parent-style-name="Standard">
      <style:text-properties fo:font-weight="normal" officeooo:rsid="002eaf4a" officeooo:paragraph-rsid="002eaf4a" style:font-weight-asian="normal" style:font-weight-complex="normal"/>
    </style:style>
    <style:style style:name="P88" style:family="paragraph" style:parent-style-name="Standard">
      <style:text-properties fo:font-style="normal" fo:font-weight="normal" officeooo:rsid="002d32ad" officeooo:paragraph-rsid="002d32ad" style:font-style-asian="normal" style:font-weight-asian="normal" style:font-style-complex="normal" style:font-weight-complex="normal"/>
    </style:style>
    <style:style style:name="P89" style:family="paragraph" style:parent-style-name="Standard">
      <style:text-properties fo:font-style="italic" fo:font-weight="normal" officeooo:rsid="002eaf4a" officeooo:paragraph-rsid="002eaf4a" style:font-style-asian="italic" style:font-weight-asian="normal" style:font-style-complex="italic" style:font-weight-complex="normal"/>
    </style:style>
    <style:style style:name="P90" style:family="paragraph" style:parent-style-name="Standard">
      <style:text-properties fo:font-style="italic" fo:font-weight="normal" officeooo:rsid="002d311e" officeooo:paragraph-rsid="002d311e" style:font-style-asian="italic" style:font-weight-asian="normal" style:font-style-complex="italic" style:font-weight-complex="normal"/>
    </style:style>
    <style:style style:name="P91" style:family="paragraph" style:parent-style-name="Standard">
      <style:text-properties fo:font-style="italic" fo:font-weight="normal" officeooo:rsid="0030f538" officeooo:paragraph-rsid="0030f538" style:font-style-asian="italic" style:font-weight-asian="normal" style:font-style-complex="italic" style:font-weight-complex="normal"/>
    </style:style>
    <style:style style:name="P92" style:family="paragraph" style:parent-style-name="Standard">
      <style:text-properties fo:font-style="italic" fo:font-weight="normal" officeooo:rsid="002eaf4a" officeooo:paragraph-rsid="0030f538" style:font-style-asian="italic" style:font-weight-asian="normal" style:font-style-complex="italic" style:font-weight-complex="normal"/>
    </style:style>
    <style:style style:name="P93" style:family="paragraph" style:parent-style-name="Standard">
      <style:text-properties fo:font-style="normal" fo:font-weight="bold" officeooo:rsid="002ff78f" officeooo:paragraph-rsid="002ff78f" style:font-style-asian="normal" style:font-weight-asian="bold" style:font-style-complex="normal" style:font-weight-complex="bold"/>
    </style:style>
    <style:style style:name="T1" style:family="text">
      <style:text-properties officeooo:rsid="00239c26"/>
    </style:style>
    <style:style style:name="T2" style:family="text">
      <style:text-properties officeooo:rsid="0024cc12"/>
    </style:style>
    <style:style style:name="T3" style:family="text">
      <style:text-properties fo:font-weight="bold" style:font-weight-asian="bold" style:font-weight-complex="bold"/>
    </style:style>
    <style:style style:name="T4" style:family="text">
      <style:text-properties officeooo:rsid="0024265e"/>
    </style:style>
    <style:style style:name="T5" style:family="text">
      <style:text-properties fo:font-weight="bold" officeooo:rsid="0024265e" style:font-weight-asian="bold" style:font-weight-complex="bold"/>
    </style:style>
    <style:style style:name="T6" style:family="text">
      <style:text-properties officeooo:rsid="002091da"/>
    </style:style>
    <style:style style:name="T7" style:family="text">
      <style:text-properties fo:font-style="italic" style:font-style-asian="italic" style:font-style-complex="italic"/>
    </style:style>
    <style:style style:name="T8" style:family="text">
      <style:text-properties officeooo:rsid="0021c026"/>
    </style:style>
    <style:style style:name="T9" style:family="text">
      <style:text-properties officeooo:rsid="0050d31c"/>
    </style:style>
    <style:style style:name="T10" style:family="text">
      <style:text-properties officeooo:rsid="00526e08"/>
    </style:style>
    <style:style style:name="T11" style:family="text">
      <style:text-properties fo:font-style="normal" style:font-style-asian="normal" style:font-style-complex="normal"/>
    </style:style>
    <style:style style:name="T12" style:family="text">
      <style:text-properties fo:font-style="normal" officeooo:rsid="002ff78f" style:font-style-asian="normal" style:font-style-complex="normal"/>
    </style:style>
    <style:style style:name="T13" style:family="text">
      <style:text-properties officeooo:rsid="001f5ad2"/>
    </style:style>
    <style:style style:name="T14" style:family="text">
      <style:text-properties officeooo:rsid="00397fc2"/>
    </style:style>
    <style:style style:name="T15" style:family="text">
      <style:text-properties officeooo:rsid="004720a3"/>
    </style:style>
    <style:style style:name="T16" style:family="text">
      <style:text-properties officeooo:rsid="0044848e"/>
    </style:style>
    <style:style style:name="T17" style:family="text">
      <style:text-properties fo:font-style="normal" officeooo:rsid="00355f52" style:font-style-asian="normal" style:font-style-complex="normal"/>
    </style:style>
    <style:style style:name="T18" style:family="text">
      <style:text-properties fo:font-style="normal" officeooo:rsid="003a9885" style:font-style-asian="normal" style:font-style-complex="normal"/>
    </style:style>
    <style:style style:name="T19" style:family="text">
      <style:text-properties fo:font-style="normal" officeooo:rsid="00414662" style:font-style-asian="normal" style:font-style-complex="normal"/>
    </style:style>
    <style:style style:name="T20" style:family="text">
      <style:text-properties fo:font-style="normal" officeooo:rsid="003c6375" style:font-style-asian="normal" style:font-style-complex="normal"/>
    </style:style>
    <style:style style:name="T21" style:family="text">
      <style:text-properties officeooo:rsid="004f5131"/>
    </style:style>
    <style:style style:name="T22" style:family="text">
      <style:text-properties officeooo:rsid="00414662"/>
    </style:style>
    <style:style style:name="T23" style:family="text">
      <style:text-properties fo:font-style="normal" officeooo:rsid="0044848e" style:font-style-asian="normal" style:font-style-complex="normal"/>
    </style:style>
    <style:style style:name="T24" style:family="text">
      <style:text-properties officeooo:rsid="00282116"/>
    </style:style>
    <style:style style:name="T25" style:family="text">
      <style:text-properties officeooo:rsid="00549822"/>
    </style:style>
    <style:style style:name="T26" style:family="text">
      <style:text-properties officeooo:rsid="0040bc66"/>
    </style:style>
    <style:style style:name="T27" style:family="text">
      <style:text-properties officeooo:rsid="003e2aed"/>
    </style:style>
    <style:style style:name="T28" style:family="text">
      <style:text-properties fo:font-style="normal" officeooo:rsid="003e2aed" style:font-style-asian="normal" style:font-style-complex="normal"/>
    </style:style>
    <style:style style:name="T29" style:family="text">
      <style:text-properties fo:font-style="normal" officeooo:rsid="00389c14" style:font-style-asian="normal" style:font-style-complex="normal"/>
    </style:style>
    <style:style style:name="T30" style:family="text">
      <style:text-properties fo:font-style="normal" officeooo:rsid="0045c301" style:font-style-asian="normal" style:font-style-complex="normal"/>
    </style:style>
    <style:style style:name="T31" style:family="text">
      <style:text-properties fo:font-style="normal" officeooo:rsid="004de5e8" style:font-style-asian="normal" style:font-style-complex="normal"/>
    </style:style>
    <style:style style:name="T32" style:family="text">
      <style:text-properties fo:font-weight="normal" style:font-weight-asian="normal" style:font-weight-complex="normal"/>
    </style:style>
    <style:style style:name="T33" style:family="text">
      <style:text-properties fo:font-style="italic" officeooo:rsid="0040bc66" style:font-style-asian="italic" style:font-style-complex="italic"/>
    </style:style>
    <style:style style:name="T34" style:family="text">
      <style:text-properties officeooo:rsid="00464345"/>
    </style:style>
    <style:style style:name="T35" style:family="text">
      <style:text-properties officeooo:rsid="0045d4bb"/>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officeooo:rsid="0048982c" style:font-style-asian="normal" style:font-style-complex="normal"/>
    </style:style>
    <style:style style:name="T38" style:family="text">
      <style:text-properties fo:font-style="normal" officeooo:rsid="0054571b" style:font-style-asian="normal" style:font-style-complex="normal"/>
    </style:style>
    <style:style style:name="T39" style:family="text">
      <style:text-properties fo:font-style="normal" officeooo:rsid="004a499b" style:font-style-asian="normal" style:font-style-complex="normal"/>
    </style:style>
    <style:style style:name="T40" style:family="text">
      <style:text-properties officeooo:rsid="004a499b"/>
    </style:style>
    <style:style style:name="T41" style:family="text">
      <style:text-properties officeooo:rsid="0048982c"/>
    </style:style>
    <style:style style:name="T42" style:family="text">
      <style:text-properties fo:font-style="italic" officeooo:rsid="0048982c" style:font-style-asian="italic" style:font-style-complex="italic"/>
    </style:style>
    <style:style style:name="T43" style:family="text">
      <style:text-properties officeooo:rsid="0054571b"/>
    </style:style>
    <style:style style:name="T44" style:family="text">
      <style:text-properties fo:font-style="normal" officeooo:rsid="0040bc66" style:font-style-asian="normal" style:font-style-complex="normal"/>
    </style:style>
    <style:style style:name="T45" style:family="text">
      <style:text-properties officeooo:rsid="0030f538"/>
    </style:style>
    <style:style style:name="T46" style:family="text">
      <style:text-properties fo:font-style="normal" fo:font-weight="normal" officeooo:rsid="00321364" style:font-style-asian="normal" style:font-weight-asian="normal" style:font-style-complex="normal" style:font-weight-complex="normal"/>
    </style:style>
    <style:style style:name="T47" style:family="text">
      <style:text-properties fo:font-weight="normal" officeooo:rsid="00321364" style:font-weight-asian="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33e18c" style:font-style-asian="normal" style:font-weight-asian="normal" style:font-style-complex="normal" style:font-weight-complex="normal"/>
    </style:style>
    <style:style style:name="T50" style:family="text">
      <style:text-properties fo:font-style="normal" fo:font-weight="normal" officeooo:rsid="00355f52" style:font-style-asian="normal" style:font-weight-asian="normal" style:font-style-complex="normal" style:font-weight-complex="normal"/>
    </style:style>
    <style:style style:name="T51" style:family="text">
      <style:text-properties fo:font-style="normal" fo:font-weight="normal" officeooo:rsid="0031f38b" style:font-style-asian="normal" style:font-weight-asian="normal" style:font-style-complex="normal" style:font-weight-complex="normal"/>
    </style:style>
    <style:style style:name="T52" style:family="text">
      <style:text-properties officeooo:rsid="002eaf4a"/>
    </style:style>
    <style:style style:name="T53" style:family="text">
      <style:text-properties officeooo:rsid="00380b3f"/>
    </style:style>
    <style:style style:name="T54" style:family="text">
      <style:text-properties officeooo:rsid="0031f38b"/>
    </style:style>
    <style:style style:name="T55" style:family="text">
      <style:text-properties fo:font-style="normal" officeooo:rsid="0031f38b" style:font-style-asian="normal" style:font-style-complex="normal"/>
    </style:style>
    <style:style style:name="T56" style:family="text">
      <style:text-properties officeooo:rsid="0057df73"/>
    </style:style>
    <style:style style:name="T57" style:family="text">
      <style:text-properties fo:font-style="normal" officeooo:rsid="002d32ad" style:font-style-asian="normal" style:font-style-complex="normal"/>
    </style:style>
    <style:style style:name="T58" style:family="text">
      <style:text-properties fo:font-style="normal" officeooo:rsid="002eaf4a" style:font-style-asian="normal" style:font-style-complex="normal"/>
    </style:style>
    <style:style style:name="T59" style:family="text">
      <style:text-properties fo:font-style="normal" officeooo:rsid="0033e18c" style:font-style-asian="normal" style:font-style-complex="normal"/>
    </style:style>
    <style:style style:name="T60" style:family="text">
      <style:text-properties officeooo:rsid="002ff7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ARDIAN ANGEL DOCUMENTATION <text:span text:style-name="T1">(COMPANY USE ONLY, DO NOT DISTRIBUTE)</text:span></text:p>
      <text:p text:style-name="P2"/>
      <text:p text:style-name="P2">Just kidding. <text:span text:style-name="T2">My name is Lilith Plante, and t</text:span>his is a planning document for my thesis project, current name <text:span text:style-name="T3">G</text:span>uardian <text:span text:style-name="T3">A</text:span>ngel <text:span text:style-name="T3">T</text:span>est <text:span text:style-name="T3">E</text:span>nvironment, or <text:span text:style-name="T3">GATE</text:span>. <text:span text:style-name="T4">The current name is pretty tongue in cheek, but I’m not good at names! I’ll be writing this document to be somewhat in-character past this point, but to be clear - none of this is meant to be representative of any other projects regarding mental healthcare, fictitious or otherwise. Instead, the game that this document is planning for – the aforementioned </text:span><text:span text:style-name="T5">GATE</text:span><text:span text:style-name="T4"> – is meant to be a work of satire regarding certain elements that may sound familiar to those who have experience with institutions regarding mental health. As a such, this takes such concepts to extremes, and places the player in a fictional situation meant more to humorously poke at the mental health industry than to resemble any actual real institutions or organizations. That being said, any resemblance to real-world institutions, organizations, or other projects regarding mental health is purely coincidental. I hope I do not see that coincidence come to pass.</text:span></text:p>
      <text:p text:style-name="Standard"/>
      <text:p text:style-name="Standard"/>
      <text:p text:style-name="Standard"/>
      <text:p text:style-name="P3">Externally Visible Statistics (EVS):</text:p>
      <text:p text:style-name="Standard">The EVS system is presented to the <text:span text:style-name="T6">employee</text:span> as a high-tech tracker that only requires two mobile phones - the one the <text:span text:style-name="T6">employee</text:span> has, and the one th<text:span text:style-name="T6">at the patient</text:span> has. It is told that it is a rapidly adjusting, but accurate, assessment of the "patient." May benefit from a renaming for better presentation as a marketed mental health app. While the player is initially told to trust it as an accurate assessment, it is only an abstraction of the patient's actual health, and as such does not tell the full story. In addition, certain conditions may make it inaccurate. These can be useful, but will never tell the full story.</text:p>
      <text:p text:style-name="Standard"/>
      <text:p text:style-name="Standard"><text:span text:style-name="T7">Physicality (PHYS)</text:span> - Represents overall bodily function</text:p>
      <text:p text:style-name="Standard">*May also be considered the sum of physical health.</text:p>
      <text:p text:style-name="Standard">*The most straightforward of the stats. High PHYS is almost always a good thing, <text:span text:style-name="T6">and will generally allow the patient to make it away from certain events with less penalty.</text:span></text:p>
      <text:p text:style-name="P4">*Low PHYS tends to snowball. Most PHYS improving activities incur a higher penalty to STIM and PSYC stats if the overall PHYS is lower. </text:p>
      <text:p text:style-name="Standard"/>
      <text:p text:style-name="Standard"><text:span text:style-name="T7">Psychology (PSYC)</text:span> - Represents overall mental state</text:p>
      <text:p text:style-name="Standard">*May also be considered the sum of mental health, <text:span text:style-name="T8">though maybe not in the expected sense.</text:span></text:p>
      <text:p text:style-name="Standard">*High PSYC is only som<text:span text:style-name="T8">etimes a good thing. As a culmination of multiple different statistics, a high PSYC may be concealing potential issues like high Identity.</text:span></text:p>
      <text:p text:style-name="Standard"/>
      <text:p text:style-name="Standard"><text:span text:style-name="T7">Stimulatory (STIM)</text:span> - Represents overall agency</text:p>
      <text:p text:style-name="Standard">*May also be considered the sum of personal ability.</text:p>
      <text:p text:style-name="Standard">*Does not actually represent one's ability to stay focused as it may imply through its name, but instead closer to one's overall ability to utilize change - their "options"</text:p>
      <text:p text:style-name="Standard">*High STIM is generally good, but if the patient does not have other faculties to facilitate activities, may lead to negative consequences. <text:span text:style-name="T9">Additionally, it can give the patient agency to exist without the aid of the Guardian Angel, which would make the trial impossible to continue should they leave.</text:span></text:p>
      <text:p text:style-name="Standard"/>
      <text:p text:style-name="Standard"/>
      <text:p text:style-name="P5"/>
      <text:p text:style-name="P5"/>
      <text:p text:style-name="P3">Internal Statistics:</text:p>
      <text:p text:style-name="P6"><text:soft-page-break/>These are the smaller values that are harder for the employee to see directly. They are mostly abstracted through details found in communications from the patient. <text:span text:style-name="T10">No statistic is capable of changing anything on its own – however, they apply modifiers to changes made during Events and Conditions, and can result in negative outcomes if they meet certain thresholds during relevant Events.</text:span></text:p>
      <text:p text:style-name="P7"/>
      <text:p text:style-name="P8">Certainty</text:p>
      <text:p text:style-name="P9">*Contributes primarily to PSYC.</text:p>
      <text:p text:style-name="P8"><text:span text:style-name="T11">*Represents a patient’s </text:span><text:span text:style-name="T12">belief in positive outcomes</text:span><text:span text:style-name="T11">.</text:span></text:p>
      <text:p text:style-name="P8"><text:span text:style-name="T11"/></text:p>
      <text:p text:style-name="P10">Currency</text:p>
      <text:p text:style-name="Standard">*Contributes to all <text:span text:style-name="T13">EVS</text:span>, but mostly STIM</text:p>
      <text:p text:style-name="Standard">*<text:span text:style-name="T14">High</text:span> <text:span text:style-name="T13">C</text:span>urrency contributes to leisure expenditures (both in possessions and activities). <text:span text:style-name="T14">Low</text:span> <text:span text:style-name="T14">C</text:span>urrency is represented through visible deficits and complaints of debt.</text:p>
      <text:p text:style-name="P11"/>
      <text:p text:style-name="P12">Dietetics</text:p>
      <text:p text:style-name="P13">*Contributes primarily to PHYS.</text:p>
      <text:p text:style-name="P13">*Represents how the food a patient has been consuming affects their physical health. Less healthy foods will increase Nutrition while lowering other statistics.</text:p>
      <text:p text:style-name="P14">*Nutrition constantly decays. This is part of the <text:span text:style-name="T15">Human C</text:span><text:span text:style-name="T16">ondition.</text:span></text:p>
      <text:p text:style-name="Standard"/>
      <text:p text:style-name="P15">Focus</text:p>
      <text:p text:style-name="P16">*Contributes primarily to STIM.</text:p>
      <text:p text:style-name="P15"><text:span text:style-name="T11">*Represents one’s ability to engage with a task. </text:span><text:span text:style-name="T17">A significant number of Events require some level of Focus commitment.</text:span></text:p>
      <text:p text:style-name="P15"><text:span text:style-name="T11">*Passively generates, but </text:span><text:span text:style-name="T18">E</text:span><text:span text:style-name="T11">vents will constantly be taking from a patient’s focus.</text:span></text:p>
      <text:p text:style-name="P6"/>
      <text:p text:style-name="P17">Identity</text:p>
      <text:p text:style-name="P18">*Contributes primarily to PSYC.</text:p>
      <text:p text:style-name="P18">*A representation of the strength of one’s sense of self.</text:p>
      <text:p text:style-name="P18">*Extremely low Identity implies a flimsy or even nonexistent sense of self. Extremely high Identity implies an extremely strong sense of self – this is not always a good thing.</text:p>
      <text:p text:style-name="P18"/>
      <text:p text:style-name="P19">Hygienics</text:p>
      <text:p text:style-name="P19"><text:span text:style-name="T11">*Contributes </text:span><text:span text:style-name="T19">primarily</text:span><text:span text:style-name="T11"> to PHYS.</text:span></text:p>
      <text:p text:style-name="P20">*A representation of one’s overall hygiene, between both their room and body.</text:p>
      <text:p text:style-name="P20">*Naturally increases while both awake and STIM is high, but decreases while STIM is low or the client is unconscious.</text:p>
      <text:p text:style-name="P19"><text:span text:style-name="T11">*</text:span><text:span text:style-name="T20">Positively scal</text:span><text:span text:style-name="T19">es and negatively scales growth and decay for the following statistics, respectively:</text:span></text:p>
      <text:p text:style-name="P17"><text:span text:style-name="T11"/></text:p>
      <text:p text:style-name="P21">Immun<text:span text:style-name="T21">ology</text:span></text:p>
      <text:p text:style-name="P22">*Contributes primarily to PHYS.</text:p>
      <text:p text:style-name="P22">*Represents one’s immune system. Higher values help patients withstand disease events with greater degrees of success.</text:p>
      <text:p text:style-name="P23"/>
      <text:p text:style-name="P24">Musculoskeletal</text:p>
      <text:p text:style-name="P25">*Contributes primarily to PHYS.</text:p>
      <text:p text:style-name="P25">*Represents one’s physical fitness, and enables a patient to withstand more physically stressful events at higher values.</text:p>
      <text:p text:style-name="P26"/>
      <text:p text:style-name="P27"><text:soft-page-break/>Passion</text:p>
      <text:p text:style-name="P28">*<text:span text:style-name="T22">Contributes to STIM.</text:span></text:p>
      <text:p text:style-name="P28">*<text:span text:style-name="T16">Interacts with </text:span><text:span text:style-name="T23">Manic Turn</text:span>, <text:span text:style-name="T16">and for the duration of</text:span><text:span text:style-name="T23"> Manic,</text:span><text:span text:style-name="T11"> </text:span>a number of values <text:span text:style-name="T24">are affected by it in different ways depending on their relationship with </text:span><text:span text:style-name="T25">Passion</text:span><text:span text:style-name="T24">. See the Manic condition for more details.</text:span></text:p>
      <text:p text:style-name="P11">*Normally does not go down, but may under the proper circumstances.</text:p>
      <text:p text:style-name="P29"/>
      <text:p text:style-name="P30">Serenity</text:p>
      <text:p text:style-name="P31">*<text:span text:style-name="T26">Contributes primarily to PSYC.</text:span></text:p>
      <text:p text:style-name="P32">*In normal circumstances, <text:span text:style-name="T27">low</text:span> <text:span text:style-name="T27">Serenity</text:span> incurs a penalty onto the generation of most statistics.</text:p>
      <text:p text:style-name="P32"><text:span text:style-name="T11">*M</text:span><text:span text:style-name="T28">inimum Serenity</text:span><text:span text:style-name="T11"> will cause a </text:span><text:span text:style-name="T29">negative outcome.</text:span></text:p>
      <text:p text:style-name="P32"><text:span text:style-name="T29"/></text:p>
      <text:p text:style-name="P33">Stability</text:p>
      <text:p text:style-name="P34">*Contributes primarily to PSYC.</text:p>
      <text:p text:style-name="P34">*High Stability will make it harder for PSYC values (as well as Mania) to change, while low Stability will make it easier. This goes both directions, so if a change is intentionally being made to Stability, it should be strategic.</text:p>
      <text:p text:style-name="Standard"/>
      <text:p text:style-name="P35">Superordinance</text:p>
      <text:p text:style-name="P36">*Contributes primarily to STIM.</text:p>
      <text:p text:style-name="P36">*<text:span text:style-name="T24">Represents self-respect and unwillingness to follow orders. A patient is more likely to take actions at their own whims and less likely to take actions at an employee’s whims when this is high, but because it contributes to STIM, it’s usually not a great idea to let it fall too far.</text:span></text:p>
      <text:p text:style-name="P36"/>
      <text:p text:style-name="P36"/>
      <text:p text:style-name="P37">Events:</text:p>
      <text:p text:style-name="Standard"/>
      <text:p text:style-name="P38">Exhaustion</text:p>
      <text:p text:style-name="P39">*It’s been a long day, and the client is tired.</text:p>
      <text:p text:style-name="P39">*Triggered every hour while not Sleeping.</text:p>
      <text:p text:style-name="P39">*Usually causes the patient to become more tired. However…</text:p>
      <text:p text:style-name="P38"><text:span text:style-name="T11">*If the client passes </text:span><text:span text:style-name="T30">all associated</text:span><text:span text:style-name="T11"> Focus, Musculoskeletal, and Nutrition checks, they may remain at their current awake Condition, but </text:span><text:span text:style-name="T30">they</text:span><text:span text:style-name="T11"> gain one stack of </text:span><text:span text:style-name="T30">Has to Sleep Sometime.</text:span></text:p>
      <text:p text:style-name="P40"><text:span text:style-name="T30">*</text:span><text:span text:style-name="T11">Patient automatically succeeds if they are Manic.</text:span></text:p>
      <text:p text:style-name="P38"><text:span text:style-name="T30"/></text:p>
      <text:p text:style-name="P41">Manic Turn</text:p>
      <text:p text:style-name="P42">*One of the many whims of life has put the patient on the precipice of Mania.</text:p>
      <text:p text:style-name="P42">*Randomly triggered by a failed PSYC check.</text:p>
      <text:p text:style-name="P41"><text:span text:style-name="T11">*</text:span><text:span text:style-name="T31">Necessitates a high Mania check. Upon success, triggers Mania. Upon failure, dissipates.</text:span></text:p>
      <text:p text:style-name="P41"><text:span text:style-name="T31"/></text:p>
      <text:p text:style-name="P43">Sleeping Events:</text:p>
      <text:p text:style-name="P43"><text:span text:style-name="T32"/></text:p>
      <text:p text:style-name="P44">A Day’s Last Question</text:p>
      <text:p text:style-name="P45">*Determines what the patient dreams of.</text:p>
      <text:p text:style-name="P46">*</text:p>
      <text:p text:style-name="Standard"/>
      <text:p text:style-name="Standard"/>
      <text:p text:style-name="P47">Conditions:</text:p>
      <text:p text:style-name="P48">Temporary effects on the patient. Usually inflicted by an event triggering, but certain Internal Statistics and Disorders may also cause conditions. <text:span text:style-name="T33">Practical values</text:span><text:span text:style-name="T26"> are values that override the usual statistics </text:span><text:soft-page-break/><text:span text:style-name="T26">for the duration of the Condition – however, the practical values will not incur negative outcomes </text:span><text:span text:style-name="T34">(true values still can!)</text:span><text:span text:style-name="T26"> and once the Condition has ended, the effective value is the true value again. </text:span><text:span text:style-name="T35">There are multiple subsets of conditions, split apart for categorical purposes.</text:span></text:p>
      <text:p text:style-name="P49"/>
      <text:p text:style-name="P50"><text:span text:style-name="T36">Energy Conditions</text:span>:</text:p>
      <text:p text:style-name="P51">Conditions relating to how awake the patient is.</text:p>
      <text:p text:style-name="P49"/>
      <text:p text:style-name="P52">Bright</text:p>
      <text:p text:style-name="P53">*Awake, aware, and present.</text:p>
      <text:p text:style-name="P53">*Focus passively generates at a moderate rate.</text:p>
      <text:p text:style-name="P51">*Superordinance passively grows at a moderate rate.</text:p>
      <text:p text:style-name="P49"/>
      <text:p text:style-name="P52">Dim</text:p>
      <text:p text:style-name="P54">*<text:span text:style-name="T11">Focus passively generates at a low rate.</text:span></text:p>
      <text:p text:style-name="P54"><text:span text:style-name="T11">*Superordinance passively decays at a </text:span><text:span text:style-name="T37">low rate.</text:span><text:span text:style-name="T11"> </text:span></text:p>
      <text:p text:style-name="P52"/>
      <text:p text:style-name="P52">Dark</text:p>
      <text:p text:style-name="P55">*<text:span text:style-name="T11">Focus passively decays at a low rate.</text:span></text:p>
      <text:p text:style-name="P56">*Superordinance passively decays at a moderate rate.</text:p>
      <text:p text:style-name="P55"><text:span text:style-name="T11">*</text:span><text:span text:style-name="T38">Passion</text:span><text:span text:style-name="T39"> passively decays at a high rate, </text:span><text:span text:style-name="T40">unless</text:span><text:span text:style-name="T39"> the patient is already Manic.</text:span></text:p>
      <text:p text:style-name="P55"><text:span text:style-name="T11"/></text:p>
      <text:p text:style-name="P57">Has to Sleep Sometime</text:p>
      <text:p text:style-name="P58">*Negatively contributes to checks to remain at the current energy level. <text:span text:style-name="T35">Further stacks contribute further, linearly increasing penalties to such checks.</text:span></text:p>
      <text:p text:style-name="P51">*At Dark, stacks of Has to Sleep Sometime escalate the penalties normally imposed by the <text:span text:style-name="T41">Dark Condition </text:span><text:span text:style-name="T42">in addition</text:span><text:span text:style-name="T41"> to the standard decays of the Human Condition.</text:span></text:p>
      <text:p text:style-name="P58">*<text:span text:style-name="T35">Client loses all stacks of Has to Sleep Sometime upon descending an energy level.</text:span></text:p>
      <text:p text:style-name="P59"/>
      <text:p text:style-name="P52">Sleeping</text:p>
      <text:p text:style-name="P46">*Any Event that requires the patient to be awake automatically fails. Certain Events will not generate at all.</text:p>
      <text:p text:style-name="P46">*New Events will generate. See Sleeping Events.</text:p>
      <text:p text:style-name="P46">*Focus passively generates at a high rate.</text:p>
      <text:p text:style-name="P46">*<text:span text:style-name="T43">Passion</text:span> passively decays at a high rate.</text:p>
      <text:p text:style-name="P40"/>
      <text:p text:style-name="P43">Dreaming Conditions:</text:p>
      <text:p text:style-name="P43"><text:span text:style-name="T32"/></text:p>
      <text:p text:style-name="P40"/>
      <text:p text:style-name="P43">Misc. Conditions:</text:p>
      <text:p text:style-name="P60"/>
      <text:p text:style-name="P60">Manic</text:p>
      <text:p text:style-name="P61">*Inflicted on the patient <text:span text:style-name="T16">if </text:span><text:span text:style-name="T43">Passion</text:span><text:span text:style-name="T16"> is </text:span><text:span text:style-name="T15">above a threshold during </text:span><text:span text:style-name="T43">A Manic Turn.</text:span></text:p>
      <text:p text:style-name="P62"><text:span text:style-name="T44">*</text:span><text:span text:style-name="T11">Temporarily disables</text:span></text:p>
      <text:p text:style-name="P63">*Affects the following values for its duration:</text:p>
      <text:p text:style-name="P63">*<text:span text:style-name="T43">Passion</text:span> is constantly decaying. Upon reaching its minimum value, Manic ends.</text:p>
      <text:p text:style-name="P64">*Any affected values are no longer affected</text:p>
      <text:p text:style-name="P64">*Focus greatly increases.</text:p>
      <text:p text:style-name="P63">*Stability is halved for the duration of <text:span text:style-name="T43">Manic</text:span>.</text:p>
      <text:p text:style-name="P63">*Superordinance is set to the <text:span text:style-name="T43">Passion</text:span> value for the duration of Manic.</text:p>
      <text:p text:style-name="P63"><text:soft-page-break/>*<text:span text:style-name="T26">Serenity’s practical</text:span><text:span text:style-name="T44"> value is equal to </text:span><text:span text:style-name="T38">Passion</text:span><text:span text:style-name="T44"> for its duration. </text:span></text:p>
      <text:p text:style-name="P63"/>
      <text:p text:style-name="P33">Medicated</text:p>
      <text:p text:style-name="P34">*Reduces the generation of Stress for the duration.</text:p>
      <text:p text:style-name="P65">*Affects other statistics based on the patient’s Disorders, <text:span text:style-name="T45">generally taking half of the addition or subtraction made by the disorder, and adding the absolute value of that to </text:span><text:span text:style-name="T43">Passion</text:span>. See the Disorders list for more <text:span text:style-name="T45">detailed information.</text:span></text:p>
      <text:p text:style-name="P65"/>
      <text:p text:style-name="P66">Sleeping</text:p>
      <text:p text:style-name="P67">*Passively raises Certainty, Focus, Identity, </text:p>
      <text:p text:style-name="P66"><text:span text:style-name="T11"/></text:p>
      <text:p text:style-name="P68">Permanent Conditions:</text:p>
      <text:p text:style-name="P69">These are conditions that the patient will always experience.</text:p>
      <text:p text:style-name="P70"/>
      <text:p text:style-name="P47">Disorders: </text:p>
      <text:p text:style-name="P71">All Disorders are diagnosable qualities of the client. Not all Disorders feature a response to medication, but many do.</text:p>
      <text:p text:style-name="P72"><text:span text:style-name="T46"/></text:p>
      <text:p text:style-name="P73"><text:span text:style-name="T47">A</text:span><text:span text:style-name="T32">ttention Deficit/Hyperactivity</text:span></text:p>
      <text:p text:style-name="P73"><text:span text:style-name="T48">*</text:span><text:span text:style-name="T49">Lowers the amount of </text:span><text:span text:style-name="T50">passive </text:span><text:span text:style-name="T49">Focus generation.</text:span></text:p>
      <text:p text:style-name="P74"><text:span text:style-name="T49">*</text:span><text:span text:style-name="T48">Increases the Focus requirement for relevant events.</text:span></text:p>
      <text:p text:style-name="P75">*Has a small chance for its diagnosis to be listed as “Attention Deficit Disorder” or “Hyperactivity.”</text:p>
      <text:p text:style-name="P75">*Medicated – Focus</text:p>
      <text:p text:style-name="P76">*In addition to affecting Focus in the same way it affects other Disorders’ relevant statistics, the Medicated Condition also halves the affect on Focus requirements</text:p>
      <text:p text:style-name="P74"><text:span text:style-name="T48"/></text:p>
      <text:p text:style-name="P77">Autism Spectrum</text:p>
      <text:p text:style-name="P78"><text:span text:style-name="T48">*</text:span><text:span text:style-name="T51">Lowers the success rate of Mind Reading Events.</text:span></text:p>
      <text:p text:style-name="P79"><text:span text:style-name="T48">*Has a higher than normal likelihood of being an Undiagnosed </text:span><text:span text:style-name="T46">or Misdiagnosed</text:span><text:span text:style-name="T48"> Disorder.</text:span></text:p>
      <text:p text:style-name="P79"><text:span text:style-name="T48">*Has a small chance for its diagnosis to be listed as “</text:span><text:span text:style-name="T46">Asperger’s Syndrome.”</text:span></text:p>
      <text:p text:style-name="P80"><text:span text:style-name="T46">*</text:span><text:span text:style-name="T48">Does not receive any affects from Medicated.</text:span></text:p>
      <text:p text:style-name="P81"><text:span text:style-name="T32"/></text:p>
      <text:p text:style-name="P82">Body Dysmorphia</text:p>
      <text:p text:style-name="P81"><text:span text:style-name="T32"/></text:p>
      <text:p text:style-name="P83">Insomnia</text:p>
      <text:p text:style-name="P84">*Sporadically causes the Sleeping Condition</text:p>
      <text:p text:style-name="P81"><text:span text:style-name="T32"/></text:p>
      <text:p text:style-name="P85">Gender Dysphoria</text:p>
      <text:p text:style-name="P86">*<text:span text:style-name="T52">Incurs a penalty on </text:span><text:span text:style-name="T53">Identity</text:span><text:span text:style-name="T52"> for every failed event.</text:span></text:p>
      <text:p text:style-name="P87">*Has a high likelihood of being present in a patient with an additional Undiagnosed Disorder.</text:p>
      <text:p text:style-name="P87">*Has a small chance for its diagnosis to be listed as “Transsexual Disorder” or “Gender Dysfunctional.”</text:p>
      <text:p text:style-name="P87">*<text:span text:style-name="T54">Medicated - </text:span><text:span text:style-name="T53">Identity</text:span></text:p>
      <text:p text:style-name="P86"/>
      <text:p text:style-name="P85">Generalized Anxiety</text:p>
      <text:p text:style-name="P85"><text:span text:style-name="T11">*When the patient </text:span><text:span text:style-name="T44">loses Serenity</text:span><text:span text:style-name="T11">, they will now </text:span><text:span text:style-name="T44">lose even more Serenity</text:span><text:span text:style-name="T11">.</text:span></text:p>
      <text:p text:style-name="P88">*Has a small chance for its diagnosis to be listed as “Anxious Disorder.”</text:p>
      <text:p text:style-name="P89"><text:span text:style-name="T11">*</text:span><text:span text:style-name="T55">Medicated - </text:span><text:span text:style-name="T44">Serenity</text:span></text:p>
      <text:p text:style-name="P81"/>
      <text:p text:style-name="P90"><text:soft-page-break/>Major Depressive <text:span text:style-name="T56">Disorder</text:span></text:p>
      <text:p text:style-name="P90"><text:span text:style-name="T11">*</text:span><text:span text:style-name="T57">Incurs a penalty on the patient’s ability to gain Certainty.</text:span></text:p>
      <text:p text:style-name="P85"><text:span text:style-name="T11">*Increases the Certain</text:span><text:span text:style-name="T58">t</text:span><text:span text:style-name="T11">y penalty for </text:span><text:span text:style-name="T12">Fortune Telling</text:span><text:span text:style-name="T11"> </text:span><text:span text:style-name="T12">E</text:span><text:span text:style-name="T11">vents.</text:span></text:p>
      <text:p text:style-name="P77"><text:span text:style-name="T11">*Has a small chance for its diagnosis to be listed as “</text:span><text:span text:style-name="T59">Generalized Depressive Disorder” or </text:span><text:span text:style-name="T11">“Sad.”</text:span></text:p>
      <text:p text:style-name="P91"><text:span text:style-name="T11">*</text:span><text:span text:style-name="T55">Medicated - Certainty</text:span></text:p>
      <text:p text:style-name="P85"><text:span text:style-name="T11"/></text:p>
      <text:p text:style-name="P85">Social Anxiety</text:p>
      <text:p text:style-name="P88">*<text:span text:style-name="T22">Serenity</text:span> is treated as <text:span text:style-name="T22">lower</text:span> than it normally is for <text:span text:style-name="T60">Mind Reading E</text:span>vents.</text:p>
      <text:p text:style-name="P88">*<text:span text:style-name="T60">Mind Reading</text:span> events now have a <text:span text:style-name="T22">Serenity</text:span> penalty.</text:p>
      <text:p text:style-name="P92"><text:span text:style-name="T11">*</text:span><text:span text:style-name="T55">Medicated - </text:span><text:span text:style-name="T19">Serenity</text:span></text:p>
      <text:p text:style-name="P88"/>
      <text:p text:style-name="P88"/>
      <text:p text:style-name="P88"/>
      <text:p text:style-name="P93"/>
      <text:p text:style-name="P93"><text:span text:style-name="T32"/></text:p>
      <text:p text:style-name="P93"><text:span text:style-name="T3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14:36:04.325000000</meta:creation-date>
    <dc:date>2025-01-29T11:42:07.241000000</dc:date>
    <meta:editing-duration>PT17H51M16S</meta:editing-duration>
    <meta:editing-cycles>35</meta:editing-cycles>
    <meta:generator>LibreOffice/24.8.4.2$Windows_X86_64 LibreOffice_project/bb3cfa12c7b1bf994ecc5649a80400d06cd71002</meta:generator>
    <meta:document-statistic meta:table-count="0" meta:image-count="0" meta:object-count="0" meta:page-count="6" meta:paragraph-count="152" meta:word-count="1783" meta:character-count="11367" meta:non-whitespace-character-count="9725"/>
  </office:meta>
</office:document-meta>
</file>